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c683" officeooo:paragraph-rsid="0012c683"/>
    </style:style>
    <style:style style:name="P2" style:family="paragraph" style:parent-style-name="Standard">
      <style:text-properties officeooo:rsid="0012c683" officeooo:paragraph-rsid="0014c4b4"/>
    </style:style>
    <style:style style:name="P3" style:family="paragraph" style:parent-style-name="Standard">
      <style:text-properties officeooo:rsid="0014a845" officeooo:paragraph-rsid="0014a845"/>
    </style:style>
    <style:style style:name="P4" style:family="paragraph" style:parent-style-name="Preformatted_20_Text">
      <style:text-properties officeooo:rsid="0014a845" officeooo:paragraph-rsid="00171fbd"/>
    </style:style>
    <style:style style:name="P5" style:family="paragraph" style:parent-style-name="Standard">
      <style:text-properties officeooo:rsid="0014c4b4" officeooo:paragraph-rsid="0014c4b4"/>
    </style:style>
    <style:style style:name="P6" style:family="paragraph" style:parent-style-name="Preformatted_20_Text">
      <style:text-properties officeooo:rsid="0014c4b4" officeooo:paragraph-rsid="00190385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4c4b4" officeooo:paragraph-rsid="0014c4b4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Standard">
      <style:text-properties officeooo:rsid="00171fbd" officeooo:paragraph-rsid="00171fbd" fo:background-color="#ffff00"/>
    </style:style>
    <style:style style:name="P10" style:family="paragraph" style:parent-style-name="Standard">
      <style:text-properties officeooo:rsid="00171fbd" officeooo:paragraph-rsid="001bc6f5" fo:background-color="#ffff00"/>
    </style:style>
    <style:style style:name="P11" style:family="paragraph" style:parent-style-name="Standard">
      <style:text-properties officeooo:rsid="00190385" officeooo:paragraph-rsid="001bc6f5" fo:background-color="#ffff00"/>
    </style:style>
    <style:style style:name="P12" style:family="paragraph" style:parent-style-name="Standard">
      <style:text-properties officeooo:paragraph-rsid="00171fbd"/>
    </style:style>
    <style:style style:name="P13" style:family="paragraph" style:parent-style-name="Standard">
      <style:text-properties style:font-name="serif" officeooo:paragraph-rsid="00171fbd"/>
    </style:style>
    <style:style style:name="P14" style:family="paragraph" style:parent-style-name="Standard">
      <style:text-properties style:font-name="serif" officeooo:paragraph-rsid="0012c683"/>
    </style:style>
    <style:style style:name="P15" style:family="paragraph" style:parent-style-name="Standard">
      <style:text-properties style:font-name="serif" officeooo:rsid="0014c4b4" officeooo:paragraph-rsid="00190385"/>
    </style:style>
    <style:style style:name="P16" style:family="paragraph" style:parent-style-name="Standard">
      <style:text-properties officeooo:rsid="00190385" officeooo:paragraph-rsid="00190385"/>
    </style:style>
    <style:style style:name="P17" style:family="paragraph" style:parent-style-name="Standard">
      <style:text-properties officeooo:paragraph-rsid="00190385"/>
    </style:style>
    <style:style style:name="P18" style:family="paragraph" style:parent-style-name="Standard">
      <style:text-properties officeooo:paragraph-rsid="001b1a22"/>
    </style:style>
    <style:style style:name="P19" style:family="paragraph" style:parent-style-name="Standard">
      <style:text-properties style:font-name="serif" officeooo:paragraph-rsid="001b1a22"/>
    </style:style>
    <style:style style:name="P20" style:family="paragraph" style:parent-style-name="Standard">
      <style:text-properties officeooo:rsid="001e4055" officeooo:paragraph-rsid="001e4055"/>
    </style:style>
    <style:style style:name="T1" style:family="text">
      <style:text-properties officeooo:rsid="0014c4b4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71fbd"/>
    </style:style>
    <style:style style:name="T4" style:family="text">
      <style:text-properties style:font-name="sans-serif" officeooo:rsid="0012c683"/>
    </style:style>
    <style:style style:name="T5" style:family="text">
      <style:text-properties officeooo:rsid="00171fbd"/>
    </style:style>
    <style:style style:name="T6" style:family="text">
      <style:text-properties style:font-name="serif"/>
    </style:style>
    <style:style style:name="T7" style:family="text">
      <style:text-properties style:font-name="serif" officeooo:rsid="0014c4b4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90385" fo:background-color="#ffff00" loext:char-shading-value="0"/>
    </style:style>
    <style:style style:name="T10" style:family="text">
      <style:text-properties officeooo:rsid="0012c683"/>
    </style:style>
    <style:style style:name="T11" style:family="text">
      <style:text-properties officeooo:rsid="001bc6f5"/>
    </style:style>
    <style:style style:name="T1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UESTIONES Xpath</text:p>
      <text:p text:style-name="P5"/>
      <text:p text:style-name="P2">1- ¿Qué es Xpath?</text:p>
      <text:p text:style-name="P2"/>
      <text:p text:style-name="P12"><text:span text:style-name="T3">E</text:span><text:span text:style-name="T4">s una sintaxis para definir partes de un documento XML.</text:span><text:span text:style-name="T10"><text:line-break/></text:span><text:span text:style-name="T5"> E</text:span><text:span text:style-name="T4">mplea expresiones para navegar en los documentos XML</text:span><text:span text:style-name="T10"><text:line-break/></text:span><text:span text:style-name="T5">que </text:span><text:span text:style-name="T4">contiene una librería de funciones estándar, </text:span><text:span text:style-name="T5">con </text:span><text:span text:style-name="T4">pieza clave en XSL.</text:span></text:p>
      <text:p text:style-name="P12"><text:span text:style-name="T3">Es</text:span><text:span text:style-name="T2"> una recomendación del W3C</text:span><text:span text:style-name="T10"><text:line-break/></text:span></text:p>
      <text:p text:style-name="P1"/>
      <text:p text:style-name="P1">2- <text:s/><text:span text:style-name="T1">Sintaxis Xpath.</text:span></text:p>
      <text:p text:style-name="P1"/>
      <text:p text:style-name="P1"><text:span text:style-name="T2">XPath emplea expresiones de trayectoria o camino para seleccionar nodos o conjuntos de nodos</text:span><text:line-break/><text:span text:style-name="T2">en un documento XML.</text:span><text:line-break/><text:span text:style-name="T2">El nodo será seleccionado siguiendo la trayectoria o pasos indicados</text:span></text:p>
      <text:p text:style-name="P1"><text:s/></text:p>
      <text:p text:style-name="P14"/>
      <text:p text:style-name="P13"/>
      <text:p text:style-name="P3">3- En el siguiente documento indica los nodos: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<text:span text:style-name="Source_20_Text"/></text:p>
            <text:p text:style-name="Preformatted_20_Text"><text:span text:style-name="Source_20_Text">&lt;reyes&gt;</text:span></text:p>
            <text:p text:style-name="Preformatted_20_Text"><text:span text:style-name="Source_20_Text"/></text:p>
            <text:p text:style-name="Preformatted_20_Text"><text:span text:style-name="Source_20_Text"><text:s text:c="2"/>&lt;acercade&gt;La Reina Victoria y sus descendientes&lt;/acercade&gt;</text:span></text:p>
            <text:p text:style-name="Preformatted_20_Text"><text:span text:style-name="Source_20_Text"/></text:p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Reina Victoria&lt;/nombre&gt;</text:span></text:p>
            <text:p text:style-name="Preformatted_20_Text"><text:span text:style-name="Source_20_Text"><text:s text:c="4"/>&lt;vida nacimiento="1819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Reina&lt;/cargo&gt;</text:span></text:p>
            <text:p text:style-name="Preformatted_20_Text"><text:span text:style-name="Source_20_Text"><text:s text:c="6"/>&lt;pais&gt;Reino Unido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Emperatriz Victoria&lt;/nombre&gt;</text:span></text:p>
            <text:p text:style-name="Preformatted_20_Text"><text:span text:style-name="Source_20_Text"><text:s text:c="4"/>&lt;vida nacimiento="1840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triz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 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Guillermo II&lt;/nombre&gt;</text:span></text:p>
            <text:p text:style-name="Preformatted_20_Text"><text:span text:style-name="Source_20_Text"><text:s text:c="4"/>&lt;vida nacimiento="1859" pais="Alemania" muerte="194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dor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8"><text:span text:style-name="Source_20_Text">&lt;/reyes&gt;</text:span></text:p>
          </table:table-cell>
        </table:table-row>
      </table:table>
      <text:p text:style-name="P1"/>
      <text:p text:style-name="P3">a) <text:s/>Nodo raíz. </text:p>
      <text:p text:style-name="P9">Reyes</text:p>
      <text:p text:style-name="P9"><text:soft-page-break/></text:p>
      <text:p text:style-name="P3"/>
      <text:p text:style-name="P3"/>
      <text:p text:style-name="P3"/>
      <text:p text:style-name="P3">b) Hijos del nodo raíz.</text:p>
      <text:p text:style-name="P4"><text:span text:style-name="Source_20_Text"><text:span text:style-name="T8">Persona</text:span></text:span></text:p>
      <text:p text:style-name="P4"><text:span text:style-name="Source_20_Text"><text:span text:style-name="T8">acercade</text:span></text:span></text:p>
      <text:p text:style-name="P4"><text:span text:style-name="Source_20_Text"><text:span text:style-name="T8"/></text:span></text:p>
      <text:p text:style-name="P3">c) Hijos de persona.</text:p>
      <text:p text:style-name="P4"><text:span text:style-name="Source_20_Text"><text:span text:style-name="T8">Nombre</text:span></text:span></text:p>
      <text:p text:style-name="P4"><text:span text:style-name="Source_20_Text"><text:span text:style-name="T8">vida </text:span></text:span></text:p>
      <text:p text:style-name="P4"><text:span text:style-name="Source_20_Text"><text:span text:style-name="T8">monarca</text:span></text:span></text:p>
      <text:p text:style-name="P3">d) Hijos de monarca.</text:p>
      <text:p text:style-name="P4"><text:span text:style-name="Source_20_Text"><text:span text:style-name="T8">Cargo</text:span></text:span></text:p>
      <text:p text:style-name="P4"><text:span text:style-name="Source_20_Text"><text:span text:style-name="T8">pais</text:span></text:span></text:p>
      <text:p text:style-name="P4"><text:span text:style-name="Source_20_Text"/></text:p>
      <text:p text:style-name="P3">e) Hermanos del elemento nombre.</text:p>
      <text:p text:style-name="P9">Vida y monarca</text:p>
      <text:p text:style-name="P3"/>
      <text:p text:style-name="P3">f) Descendientes de persona.</text:p>
      <text:p text:style-name="P10"><text:span text:style-name="Source_20_Text">Nombr</text:span><text:span text:style-name="Source_20_Text"><text:span text:style-name="T11">e,</text:span></text:span><text:span text:style-name="Source_20_Text">vida,</text:span> monarca <text:span text:style-name="T11">y los q estan dentro de monarca cargo y pais</text:span></text:p>
      <text:p text:style-name="P3"/>
      <text:p text:style-name="P5">g) Atributos del elemento vida.</text:p>
      <text:p text:style-name="P5"/>
      <text:p text:style-name="P11"><text:span text:style-name="Source_20_Text">Nacimiento,</text:span>Pais <text:span text:style-name="T11">y muerto</text:span></text:p>
      <text:p text:style-name="P16"/>
      <text:p text:style-name="P5">h) Hijos de país.</text:p>
      <text:p text:style-name="P5"/>
      <text:p text:style-name="P6"><text:span text:style-name="Source_20_Text"><text:span text:style-name="T9">No tiene hijos ningun nodos seleccionado</text:span></text:span></text:p>
      <text:p text:style-name="P6"><text:span text:style-name="Source_20_Text"/></text:p>
      <text:p text:style-name="P5">5) Indica las rutas de selección de nodos.</text:p>
      <text:p text:style-name="P5"/>
      <text:p text:style-name="P17"><text:span text:style-name="T10">/ <text:s/></text:span><text:span text:style-name="T6">Selecciona desde el nodo raíz.</text:span></text:p>
      <text:p text:style-name="P17">// <text:s/><text:span text:style-name="T6">Selecciona nodos en el documento desde el nodo actual que indica la selección.</text:span></text:p>
      <text:p text:style-name="P17"/>
      <text:p text:style-name="P17">. <text:span text:style-name="T6">Selecciona el nodo actual.</text:span></text:p>
      <text:p text:style-name="P17"/>
      <text:p text:style-name="P17"><text:span text:style-name="T10">.. <text:s/></text:span><text:span text:style-name="T6">Selecciona el nodo padre del nodo actual.</text:span></text:p>
      <text:p text:style-name="P17"/>
      <text:p text:style-name="P17"><text:span text:style-name="T5">@ </text:span><text:span text:style-name="T6">Selecciona atributos.</text:span></text:p>
      <text:p text:style-name="P17"/>
      <text:p text:style-name="P15">Text() Selecciona el contenido del elemento (texto)</text:p>
      <text:p text:style-name="P15"/>
      <text:p text:style-name="P17"><text:span text:style-name="T7">/bookstore/book[1] </text:span><text:span text:style-name="T6">Selecciona el primer elemento book que es hijo del elemento bookstore.</text:span></text:p>
      <text:p text:style-name="P17"/>
      <text:p text:style-name="P17"><text:span text:style-name="T6">/bookstore/book[last()] Selecciona el último elemento book que es hijo del elemento</text:span><text:line-break/><text:span text:style-name="T6">bookstore</text:span></text:p>
      <text:p text:style-name="P17"/>
      <text:p text:style-name="P17"><text:span text:style-name="T6">/bookstore/book[last()-1] <text:s/>Selecciona el elemento book anterior al último que es hijo del</text:span><text:line-break/><text:span text:style-name="T6">elemento bookstore.</text:span></text:p>
      <text:p text:style-name="P17"><text:soft-page-break/></text:p>
      <text:p text:style-name="P17"><text:span text:style-name="T6">/bookstore/book[position()&lt;3] <text:s/>Selecciona los dos primeros elementos book que son hijos del</text:span><text:line-break/><text:span text:style-name="T6">elemento bookstore</text:span></text:p>
      <text:p text:style-name="P17"/>
      <text:p text:style-name="P17"/>
      <text:p text:style-name="P17"><text:span text:style-name="T6">//title[@lang]</text:span> <text:s/><text:span text:style-name="T6">Selecciona todos os elementos title que tienen un atributo</text:span><text:line-break/><text:span text:style-name="T6">llamado lang.</text:span></text:p>
      <text:p text:style-name="P17"/>
      <text:p text:style-name="P17"/>
      <text:p text:style-name="P17"><text:span text:style-name="T6">/bookstore/book[price&gt;35.00] <text:s/>Selecciona todos los elementos book del elemento bookstore que</text:span><text:line-break/><text:span text:style-name="T6">tienen un elemento price con un valor mayor que 35.00</text:span></text:p>
      <text:p text:style-name="P17"/>
      <text:p text:style-name="P17"/>
      <text:p text:style-name="P19">/bookstore/book[price&gt;35.00] /title <text:s/></text:p>
      <text:p text:style-name="P18"><text:span text:style-name="T6"><text:s/>Selecciona todos los elementos title de los elementos book del</text:span><text:line-break/><text:span text:style-name="T6">elemento bookstore que tienen un elemento price con un valor</text:span><text:line-break/><text:span text:style-name="T6">mayor que 35.00</text:span></text:p>
      <text:p text:style-name="P17"><text:s/></text:p>
      <text:p text:style-name="P20">la persona que vivio menos de 80 anos </text:p>
      <text:p text:style-name="P20">//persona[(number(vida/@muerte)-number(vida/@nacimiento))&lt;'80']/nomb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9T18:11:17.436000000</meta:creation-date>
    <dc:date>2023-03-16T13:38:05.912811611</dc:date>
    <meta:editing-duration>PT3H15M29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3" meta:paragraph-count="73" meta:word-count="364" meta:character-count="2786" meta:non-whitespace-character-count="2375"/>
  </office:meta>
</office:document-meta>
</file>